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813in" style:rel-column-width="7650*"/>
    </style:style>
    <style:style style:name="Table1.B" style:family="table-column">
      <style:table-column-properties style:column-width="2.2917in" style:rel-column-width="22441*"/>
    </style:style>
    <style:style style:name="Table1.C" style:family="table-column">
      <style:table-column-properties style:column-width="3.6194in" style:rel-column-width="35444*"/>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margin-left="0.4902in" fo:margin-right="0in" fo:text-indent="0in" style:auto-text-indent="false"/>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4">
      <style:text-properties fo:font-weight="normal" style:font-weight-asian="normal" style:font-weight-complex="normal"/>
    </style:style>
    <style:style style:name="P6" style:family="paragraph" style:parent-style-name="Text_20_body" style:list-style-name="L3"/>
    <style:style style:name="P7" style:family="paragraph" style:parent-style-name="Text_20_body" style:list-style-name="L5"/>
    <style:style style:name="P8" style:family="paragraph" style:parent-style-name="Text_20_body" style:list-style-name="L5">
      <style:text-properties style:text-line-through-style="solid"/>
    </style:style>
    <style:style style:name="P9" style:family="paragraph" style:parent-style-name="Text_20_body">
      <style:text-properties style:font-name="Courier New"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line-through-style="none"/>
    </style:style>
    <style:style style:name="T5" style:family="text">
      <style:text-properties style:text-line-through-style="none"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DOS</text:p>
      <text:p text:style-name="Standard">v1.0</text:p>
      <text:p text:style-name="Standard">27 May 2020</text:p>
      <text:p text:style-name="Standard">Erik Petersen</text:p>
      <text:p text:style-name="Standard"/>
      <text:h text:style-name="Heading_20_1" text:outline-level="1">Introduction</text:h>
      <text:p text:style-name="Standard">NDOS (Network Disk Operating System) is a terminate-and-stay-resident (TSR) program for CP/M 2.2 which adds a network drive (P:) over a serial port. The serial port is connected to a Linux computer which runs a service to convert the NDOS requests to Linux calls.</text:p>
      <text:h text:style-name="Heading_20_1" text:outline-level="1">Architecture</text:h>
      <text:p text:style-name="Standard">NDOS consists of three major parts: </text:p>
      <text:list xml:id="list2473764685199301848" text:style-name="L1">
        <text:list-item>
          <text:p text:style-name="P3">NDOS.COM – A CP/M 2.2 TSR which 'hooks' the BDOS to process commands for the network drive </text:p>
        </text:list-item>
        <text:list-item>
          <text:p text:style-name="P3">CCP.COM – A relocatable version of CP/M 2.2 Command Console Processor</text:p>
        </text:list-item>
        <text:list-item>
          <text:p text:style-name="P3">ndos-srv – Program that runs on a Linux computer</text:p>
        </text:list-item>
      </text:list>
      <text:p text:style-name="Standard"/>
      <text:p text:style-name="Standard">There are also several CP/M utilities:</text:p>
      <text:list xml:id="list2502324888213094783" text:style-name="L2">
        <text:list-item>
          <text:p text:style-name="P4">CD.COM – Change the working directory on the server &amp; print the working directory</text:p>
        </text:list-item>
        <text:list-item>
          <text:p text:style-name="P4">MKDIR.COM – Make a new directory on the server</text:p>
        </text:list-item>
        <text:list-item>
          <text:p text:style-name="P4">RMDIR.COM – Remove a directory on the server</text:p>
        </text:list-item>
        <text:list-item>
          <text:p text:style-name="P4">NSTAT.COM – Print network statistics</text:p>
        </text:list-item>
        <text:list-item>
          <text:p text:style-name="P4">NECHO.COM – Send the string provided on the command line to the server and print the response</text:p>
        </text:list-item>
      </text:list>
      <text:p text:style-name="Standard"/>
      <text:h text:style-name="Heading_20_1" text:outline-level="1">Known Issues</text:h>
      <text:list xml:id="list605564676476296215" text:style-name="L3">
        <text:list-item>
          <text:p text:style-name="P6">The CCP converts all command-line characters to upper-case and ndos-srv converts them back to lower-case. Therefore, server directories with upper-case characters cannot entered from NDOS though they can be seen in their proper case by the CCP DIR command.</text:p>
        </text:list-item>
        <text:list-item>
          <text:p text:style-name="P6">Filenames that don't comply with the 8.3 convention are truncated by ndos-srv before returning them to NDOS. This means that long filenames on the server cannot be opened from NDOS.</text:p>
        </text:list-item>
        <text:list-item>
          <text:p text:style-name="P6">Directory names longer than 9 characters are truncated by ndos-srv so the full name is not viewable from NDOS though CD can still move into long-named directories.</text:p>
        </text:list-item>
        <text:list-item>
          <text:p text:style-name="P6"/>
        </text:list-item>
        <text:list-item>
          <text:p text:style-name="P6">Restore support for raw serial ports via configuration file.</text:p>
        </text:list-item>
        <text:list-item>
          <text:p text:style-name="P6">Write systemd script to run ndos-srv as a service.</text:p>
        </text:list-item>
      </text:list>
      <text:h text:style-name="Heading_20_1" text:outline-level="1">NDOS.ASM/COM</text:h>
      <text:p text:style-name="P1">The NDOS.COM TSR installs itself in the 2K bytes just below the BDOS and hooks the BDOS entry vector (addresses 6&amp;7) to preserve itself and also so that all BDOS calls are first routed through the NDOS. The NDOS also hooks the Warm start vector in the BIOS jump table so that NDOS can reload the relocatable CCP.COM from drive A: on a warm start. If CCP.COM is not found, NDOS calls the old BIOS Warm start which recovers the CP/M system from the system <text:soft-page-break/>tracks, removing NDOS from memory.</text:p>
      <text:h text:style-name="Heading_20_2" text:outline-level="2">Porting Considerations</text:h>
      <text:list xml:id="list1126260391408463399" text:style-name="L4">
        <text:list-item>
          <text:p text:style-name="P5">The NDOS is not relocatable and must be built for the system memory. Adjust memSz and biosSz in NDOS.ASM as appropriate for the target system.</text:p>
        </text:list-item>
        <text:list-item>
          <text:p text:style-name="P5">The NDOS is configured to use the second serial port (@12h/13h) of the 88-2SIO Serial Interface Board for the Altair 8800. To support other systems, the smsg and rmsg functions in NDOS.ASM must be updated.</text:p>
        </text:list-item>
        <text:list-item>
          <text:p text:style-name="P5">The network drive is P:. Change NDOSDSK to select another drive.</text:p>
        </text:list-item>
      </text:list>
      <text:p text:style-name="P1"/>
      <text:h text:style-name="Heading_20_2" text:outline-level="2">BDOS Function Summary</text:h>
      <text:p text:style-name="Text_20_body">All BDOS functions not listed here are passed to the BDOS.</text:p>
      <text:p text:style-name="Text_20_body"><text:span text:style-name="T2">NOTE</text:span> NDOS ignores the current user number (code) set by BDOS function 32. Thus, all files on the server belong to all user numbers.</text:p>
      <text:p text:style-name="Text_20_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BDOS function code</text:p>
            </table:table-cell>
            <table:table-cell table:style-name="Table1.A1" office:value-type="string">
              <text:p text:style-name="P1">Function name</text:p>
            </table:table-cell>
            <table:table-cell table:style-name="Table1.C1" office:value-type="string">
              <text:p text:style-name="P1">Comments </text:p>
            </table:table-cell>
          </table:table-row>
        </table:table-header-rows>
        <table:table-row table:style-name="Table1.1">
          <table:table-cell table:style-name="Table1.A2" office:value-type="float" office:value="13">
            <text:p text:style-name="P1">13</text:p>
          </table:table-cell>
          <table:table-cell table:style-name="Table1.B2" office:value-type="string">
            <text:p text:style-name="Standard">RESET DISK SYSTEM </text:p>
          </table:table-cell>
          <table:table-cell table:style-name="Table1.C2" office:value-type="string">
            <text:p text:style-name="P1">NDOS sets DMA to default address (80h) and jumps to BDOS.</text:p>
          </table:table-cell>
        </table:table-row>
        <table:table-row table:style-name="Table1.1">
          <table:table-cell table:style-name="Table1.A2" office:value-type="float" office:value="14">
            <text:p text:style-name="P1">14</text:p>
          </table:table-cell>
          <table:table-cell table:style-name="Table1.B2" office:value-type="string">
            <text:p text:style-name="Standard">SELECT DISK <text:span text:style-name="T3"><text:s/></text:span></text:p>
          </table:table-cell>
          <table:table-cell table:style-name="Table1.C2" office:value-type="string">
            <text:p text:style-name="P1">NDOS stores new active disk and returns if network disk; else, jumps to BDOS.</text:p>
          </table:table-cell>
        </table:table-row>
        <table:table-row table:style-name="Table1.1">
          <table:table-cell table:style-name="Table1.A2" office:value-type="float" office:value="15">
            <text:p text:style-name="P1">15</text:p>
          </table:table-cell>
          <table:table-cell table:style-name="Table1.B2" office:value-type="string">
            <text:p text:style-name="P1">OPEN FILE </text:p>
          </table:table-cell>
          <table:table-cell table:style-name="Table1.C2" office:value-type="string">
            <text:p text:style-name="P1">If the selected disk in the FCB is the network disk, NDOS calls the server and returns the status; else, jumps to BDOS.</text:p>
          </table:table-cell>
        </table:table-row>
        <table:table-row table:style-name="Table1.1">
          <table:table-cell table:style-name="Table1.A2" office:value-type="float" office:value="16">
            <text:p text:style-name="P1">16</text:p>
          </table:table-cell>
          <table:table-cell table:style-name="Table1.B2" office:value-type="string">
            <text:p text:style-name="P1">CLOSE FILE</text:p>
          </table:table-cell>
          <table:table-cell table:style-name="Table1.C2" office:value-type="string">
            <text:p text:style-name="P1">If the selected disk in the FCB is the network disk, NDOS calls the server and returns the status; else, jumps to BDOS.</text:p>
          </table:table-cell>
        </table:table-row>
        <table:table-row table:style-name="Table1.1">
          <table:table-cell table:style-name="Table1.A2" office:value-type="float" office:value="17">
            <text:p text:style-name="P1">17</text:p>
          </table:table-cell>
          <table:table-cell table:style-name="Table1.B2" office:value-type="string">
            <text:p text:style-name="P1">SEARCH FOR FIRST</text:p>
          </table:table-cell>
          <table:table-cell table:style-name="Table1.C2" office:value-type="string">
            <text:p text:style-name="P1">If the network disk is selected in the indicated FCB, NDOS calls server and returns response in the DMA buffer. The response is always returned in the DMA buffer as the first directory entry (directory code=0) and the last extent of the file so that S2, EX, and RC can be used to compute the file size. The block allocation vector of the directory entry is initialized based on the number of 1024-byte blocks used for the final directory extent of the file (all blocks are 3). This supports STAT.COM which uses the </text:p>
          </table:table-cell>
        </table:table-row>
        <text:soft-page-break/>
        <table:table-row table:style-name="Table1.1">
          <table:table-cell table:style-name="Table1.A2" office:value-type="float" office:value="18">
            <text:p text:style-name="P1">18</text:p>
          </table:table-cell>
          <table:table-cell table:style-name="Table1.B2" office:value-type="string">
            <text:p text:style-name="P1">SEARCH FOR NEXT</text:p>
          </table:table-cell>
          <table:table-cell table:style-name="Table1.C2" office:value-type="string">
            <text:p text:style-name="P1">If the directory of the network disk is currently being accessed, then NDOS calls the server and returns the next matching directory entry, else, jumps to BDOS. If the EX byte in the FCB was set to '?' when srchf (17) was called, then NDOS will return all of the directory extents (up to 32 for a maximum of 512KB file size) for the matching file, in reverse order. Since the first response was the last directory extent, the remaining directory extent allocation vectors are always full (all blocks are 3).</text:p>
          </table:table-cell>
        </table:table-row>
        <table:table-row table:style-name="Table1.1">
          <table:table-cell table:style-name="Table1.A2" office:value-type="float" office:value="19">
            <text:p text:style-name="P1">19</text:p>
          </table:table-cell>
          <table:table-cell table:style-name="Table1.B2" office:value-type="string">
            <text:p text:style-name="P1">DELETE FILE </text:p>
          </table:table-cell>
          <table:table-cell table:style-name="Table1.C2" office:value-type="string">
            <text:p text:style-name="P1">If the selected disk in the FCB is the network disk, NDOS calls the server and returns the status; else, jumps to BDOS.</text:p>
          </table:table-cell>
        </table:table-row>
        <table:table-row table:style-name="Table1.1">
          <table:table-cell table:style-name="Table1.A2" office:value-type="float" office:value="20">
            <text:p text:style-name="P1">20</text:p>
          </table:table-cell>
          <table:table-cell table:style-name="Table1.B2" office:value-type="string">
            <text:p text:style-name="Standard"><text:span text:style-name="T3">READ </text:span>SEQUENTIAL <text:span text:style-name="T3"><text:s/></text:span></text:p>
          </table:table-cell>
          <table:table-cell table:style-name="Table1.C2" office:value-type="string">
            <text:p text:style-name="P1">If the selected disk in the FCB is the network disk, NDOS calls the server and returns the result in the DMA; else, jumps to BDOS. </text:p>
            <text:p text:style-name="P1">Upon return, the caller's FCB bytes, S2, EX, and CR are updated to point to the next block. </text:p>
            <text:p text:style-name="P1">Random access is supported by the caller setting S2,EX,CR in the FCB accordingly prior to the call.</text:p>
          </table:table-cell>
        </table:table-row>
        <table:table-row table:style-name="Table1.1">
          <table:table-cell table:style-name="Table1.A2" office:value-type="float" office:value="21">
            <text:p text:style-name="P1">21</text:p>
          </table:table-cell>
          <table:table-cell table:style-name="Table1.B2" office:value-type="string">
            <text:p text:style-name="Standard"><text:span text:style-name="T3">WRITE </text:span>SEQUENTIAL <text:span text:style-name="T3"><text:s/></text:span></text:p>
          </table:table-cell>
          <table:table-cell table:style-name="Table1.C2" office:value-type="string">
            <text:p text:style-name="P1">If the selected disk in the FCB is the network disk, NDOS calls the server and returns the status; else, jumps to BDOS. </text:p>
            <text:p text:style-name="P1">Upon return, the caller's FCB bytes, S2, EX, and CR are updated to point to the next block.</text:p>
            <text:p text:style-name="P1">Random access is supported by the caller setting S2,EX,CR in the FCB accordingly prior to the call.</text:p>
          </table:table-cell>
        </table:table-row>
        <table:table-row table:style-name="Table1.1">
          <table:table-cell table:style-name="Table1.A2" office:value-type="float" office:value="22">
            <text:p text:style-name="P1">22</text:p>
          </table:table-cell>
          <table:table-cell table:style-name="Table1.B2" office:value-type="string">
            <text:p text:style-name="P1">MAKE FILE </text:p>
          </table:table-cell>
          <table:table-cell table:style-name="Table1.C2" office:value-type="string">
            <text:p text:style-name="P1">If the selected disk in the FCB is the network disk, NDOS calls the server and returns the status; else, jumps to BDOS.</text:p>
          </table:table-cell>
        </table:table-row>
        <table:table-row table:style-name="Table1.1">
          <table:table-cell table:style-name="Table1.A2" office:value-type="float" office:value="23">
            <text:p text:style-name="P1">23</text:p>
          </table:table-cell>
          <table:table-cell table:style-name="Table1.B2" office:value-type="string">
            <text:p text:style-name="P1">RENAME FILE </text:p>
          </table:table-cell>
          <table:table-cell table:style-name="Table1.C2" office:value-type="string">
            <text:p text:style-name="P1">If the selected disk in the FCB is the network disk, NDOS calls the server and returns the status; else, jumps to BDOS.</text:p>
          </table:table-cell>
        </table:table-row>
        <table:table-row table:style-name="Table1.1">
          <table:table-cell table:style-name="Table1.A2" office:value-type="float" office:value="25">
            <text:p text:style-name="P1">25</text:p>
          </table:table-cell>
          <table:table-cell table:style-name="Table1.B2" office:value-type="string">
            <text:p text:style-name="Standard">RETURN CURRENT DISK <text:span text:style-name="T3"><text:s/></text:span></text:p>
          </table:table-cell>
          <table:table-cell table:style-name="Table1.C2" office:value-type="string">
            <text:p text:style-name="P1">If active disk is network disk, NDOS returns it, else jumps to BDOS</text:p>
          </table:table-cell>
        </table:table-row>
        <table:table-row table:style-name="Table1.1">
          <table:table-cell table:style-name="Table1.A2" office:value-type="float" office:value="26">
            <text:p text:style-name="P1">26</text:p>
          </table:table-cell>
          <table:table-cell table:style-name="Table1.B2" office:value-type="string">
            <text:p text:style-name="P1">SET DMA ADDRESS <text:s/></text:p>
          </table:table-cell>
          <table:table-cell table:style-name="Table1.C2" office:value-type="string">
            <text:p text:style-name="P1">NDOS stores the new DMA address and jumps to BDOS.</text:p>
          </table:table-cell>
        </table:table-row>
        <table:table-row table:style-name="Table1.1">
          <table:table-cell table:style-name="Table1.A2" office:value-type="float" office:value="27">
            <text:p text:style-name="P1">27</text:p>
          </table:table-cell>
          <table:table-cell table:style-name="Table1.B2" office:value-type="string">
            <text:p text:style-name="P1">GET ADDR (ALLOC) <text:s/></text:p>
          </table:table-cell>
          <table:table-cell table:style-name="Table1.C2" office:value-type="string">
            <text:p text:style-name="P1">If the active disk is the network disk, NDOS returns the network disk directory allocation vector which reports that the directory is full; else, jumps to BDOS.</text:p>
          </table:table-cell>
        </table:table-row>
        <table:table-row table:style-name="Table1.1">
          <table:table-cell table:style-name="Table1.A2" office:value-type="float" office:value="30">
            <text:p text:style-name="P1">30</text:p>
          </table:table-cell>
          <table:table-cell table:style-name="Table1.B2" office:value-type="string">
            <text:p text:style-name="Standard">SET FILE ATTRIBUTES <text:span text:style-name="T3"><text:s/></text:span></text:p>
          </table:table-cell>
          <table:table-cell table:style-name="Table1.C2" office:value-type="string">
            <text:p text:style-name="P1"><text:span text:style-name="T2">Not supported</text:span>. NDOS panics and warm boots the system.</text:p>
          </table:table-cell>
        </table:table-row>
        <text:soft-page-break/>
        <table:table-row table:style-name="Table1.1">
          <table:table-cell table:style-name="Table1.A2" office:value-type="float" office:value="31">
            <text:p text:style-name="P1">31</text:p>
          </table:table-cell>
          <table:table-cell table:style-name="Table1.B2" office:value-type="string">
            <text:p text:style-name="P1">GETADDR(DISKPARMS) <text:s/></text:p>
          </table:table-cell>
          <table:table-cell table:style-name="Table1.C2" office:value-type="string">
            <text:p text:style-name="P1">NDOS returns network disk parameter block if active disk is network disk, else jumps to BDOS; the disk parameter block indicates that there are 512 directory entries on the network disk and a data allocation block size of 1024 bytes (BSH=3, BLM=7). </text:p>
          </table:table-cell>
        </table:table-row>
        <table:table-row table:style-name="Table1.1">
          <table:table-cell table:style-name="Table1.A2" office:value-type="float" office:value="33">
            <text:p text:style-name="P1">33</text:p>
          </table:table-cell>
          <table:table-cell table:style-name="Table1.B2" office:value-type="string">
            <text:p text:style-name="Standard">READ RANDOM <text:span text:style-name="T3"><text:s/></text:span></text:p>
          </table:table-cell>
          <table:table-cell table:style-name="Table1.C2" office:value-type="string">
            <text:p text:style-name="P1"><text:span text:style-name="T2">Not supported</text:span>. NDOS panics and warm boots the system.</text:p>
          </table:table-cell>
        </table:table-row>
        <table:table-row table:style-name="Table1.1">
          <table:table-cell table:style-name="Table1.A2" office:value-type="float" office:value="34">
            <text:p text:style-name="P1">34</text:p>
          </table:table-cell>
          <table:table-cell table:style-name="Table1.B2" office:value-type="string">
            <text:p text:style-name="P1">WRITE RANDOM </text:p>
          </table:table-cell>
          <table:table-cell table:style-name="Table1.C2" office:value-type="string">
            <text:p text:style-name="P1"><text:span text:style-name="T2">Not supported</text:span>. NDOS panics and warm boots the system.</text:p>
          </table:table-cell>
        </table:table-row>
        <table:table-row table:style-name="Table1.1">
          <table:table-cell table:style-name="Table1.A2" office:value-type="float" office:value="35">
            <text:p text:style-name="P1">35</text:p>
          </table:table-cell>
          <table:table-cell table:style-name="Table1.B2" office:value-type="string">
            <text:p text:style-name="P1">COMPUTE FILE SIZE <text:s/></text:p>
          </table:table-cell>
          <table:table-cell table:style-name="Table1.C2" office:value-type="string">
            <text:p text:style-name="P1"><text:span text:style-name="T2">Not supported</text:span>. NDOS panics and warm boots the system.</text:p>
          </table:table-cell>
        </table:table-row>
        <table:table-row table:style-name="Table1.1">
          <table:table-cell table:style-name="Table1.A2" office:value-type="float" office:value="36">
            <text:p text:style-name="P1">36</text:p>
          </table:table-cell>
          <table:table-cell table:style-name="Table1.B2" office:value-type="string">
            <text:p text:style-name="P1">SET RANDOM RECORD <text:s/></text:p>
          </table:table-cell>
          <table:table-cell table:style-name="Table1.C2" office:value-type="string">
            <text:p text:style-name="P1">If the selected disk in the FCB is the network disk, NDOS sets r0,r1,r2 in the FCB to the file offset addresed by S2,EX,CR; else, jumps to BDOS.</text:p>
          </table:table-cell>
        </table:table-row>
        <table:table-row table:style-name="Table1.1">
          <table:table-cell table:style-name="Table1.A2" office:value-type="float" office:value="40">
            <text:p text:style-name="P1">40</text:p>
          </table:table-cell>
          <table:table-cell table:style-name="Table1.B2" office:value-type="string">
            <text:p text:style-name="P1">WRITE RANDOM WITH ZERO FILL <text:s/></text:p>
          </table:table-cell>
          <table:table-cell table:style-name="Table1.C2" office:value-type="string">
            <text:p text:style-name="P1"><text:span text:style-name="T2">Not supported</text:span>. NDOS panics and warm boots the system.</text:p>
          </table:table-cell>
        </table:table-row>
        <table:table-row table:style-name="Table1.1">
          <table:table-cell table:style-name="Table1.B2" office:value-type="string">
            <text:p text:style-name="P1"/>
          </table:table-cell>
          <table:table-cell table:style-name="Table1.B2" office:value-type="string">
            <text:p text:style-name="Standard"/>
          </table:table-cell>
          <table:table-cell table:style-name="Table1.C2" office:value-type="string">
            <text:p text:style-name="Standard"/>
          </table:table-cell>
        </table:table-row>
        <table:table-row table:style-name="Table1.1">
          <table:table-cell table:style-name="Table1.A2" office:value-type="float" office:value="64">
            <text:p text:style-name="P1">64</text:p>
          </table:table-cell>
          <table:table-cell table:style-name="Table1.B2" office:value-type="string">
            <text:p text:style-name="P1">NDOS GET VERSION </text:p>
          </table:table-cell>
          <table:table-cell table:style-name="Table1.C2" office:value-type="string">
            <text:p text:style-name="P1">Returns NDOS version as major.minor, packed BCD in A. If NDOS is not present, BDOS returns A=0.</text:p>
          </table:table-cell>
        </table:table-row>
        <table:table-row table:style-name="Table1.1">
          <table:table-cell table:style-name="Table1.A2" office:value-type="float" office:value="65">
            <text:p text:style-name="P1">65</text:p>
          </table:table-cell>
          <table:table-cell table:style-name="Table1.B2" office:value-type="string">
            <text:p text:style-name="P1">NDOS SEND MESSAGE </text:p>
          </table:table-cell>
          <table:table-cell table:style-name="Table1.C2" office:value-type="string">
            <text:p text:style-name="P1">Sends packet referenced by DE. </text:p>
            <text:p text:style-name="P1">See NDOS Protocol Envelope. </text:p>
            <text:p text:style-name="P1">The Len byte includes itself and the Checksum byte as well as the Command and Data size. The Checksum byte shall be set to 0. sendmsg computes the Checksum during transmission.</text:p>
          </table:table-cell>
        </table:table-row>
        <table:table-row table:style-name="Table1.1">
          <table:table-cell table:style-name="Table1.A2" office:value-type="float" office:value="66">
            <text:p text:style-name="P1">66</text:p>
          </table:table-cell>
          <table:table-cell table:style-name="Table1.B2" office:value-type="string">
            <text:p text:style-name="P1">NDOS RECEIVE MESSAGE </text:p>
          </table:table-cell>
          <table:table-cell table:style-name="Table1.C2" office:value-type="string">
            <text:p text:style-name="P1">Returns received packet in DE, A=0(success)/FF(timeout). </text:p>
            <text:p text:style-name="P1">See NDOS Protocol Envelope.</text:p>
          </table:table-cell>
        </table:table-row>
        <table:table-row table:style-name="Table1.1">
          <table:table-cell table:style-name="Table1.A2" office:value-type="float" office:value="67">
            <text:p text:style-name="P1">67</text:p>
          </table:table-cell>
          <table:table-cell table:style-name="Table1.B2" office:value-type="string">
            <text:p text:style-name="P1">NDOS STATISTICS </text:p>
          </table:table-cell>
          <table:table-cell table:style-name="Table1.C2" office:value-type="string">
            <text:p text:style-name="P1">Returns HL pointing to NDOS packet counters:</text:p>
            <text:p text:style-name="P2">sentcnt, 2 bytes, count of messages sent</text:p>
            <text:p text:style-name="P2">recvcnt, 2 bytes, count of messages received</text:p>
            <text:p text:style-name="P2">tocnt, 2 bytes, count of timed-out messages</text:p>
            <text:p text:style-name="P2">chkcnt, 2 bytes, count of messages with bad checksum</text:p>
          </table:table-cell>
        </table:table-row>
      </table:table>
      <text:p text:style-name="P1"><text:tab/></text:p>
      <text:h text:style-name="Heading_20_1" text:outline-level="1">CCP.COM</text:h>
      <text:p text:style-name="Text_20_body">The standard CCP was extracted from CP/M 2.2 and prefixed with some relocation code (CCPR.ASM) and a table of address fix-ups. When executed, CCP.COM finds the top of the TPA by referencing the BDOS entry vector (addresses 6&amp;7) and relocates itself to a page 2K bytes below the NDOS.</text:p>
      <text:h text:style-name="Heading_20_1" text:outline-level="1"><text:soft-page-break/>ndos-srv</text:h>
      <text:p text:style-name="Text_20_body">The ndos-srv runs on Linux (Raspberry Pi and Ubuntu) and implements the server-side of the NDOS Protocol. It supports multiple clients (CP/M machines).</text:p>
      <text:h text:style-name="Heading_20_2" text:outline-level="2">Hardware</text:h>
      <text:list xml:id="list5974673982081179277" text:style-name="L5">
        <text:list-item>
          <text:p text:style-name="P8">Hardwired serial ports. The serial ports used by the ndos-srv are configured in the configuration file.<text:span text:style-name="T4"> </text:span><text:span text:style-name="T5">[TODO]</text:span></text:p>
        </text:list-item>
        <text:list-item>
          <text:p text:style-name="P7">USR-TCP232-302 RS232-to-Ethernet Converter. The Converter can be configured for baud rates from 600~230.4Kbps. The ndos-srv supports the TCP Client mode (on TCP port 8234) in which the Converter connects to the configured server name/IP address and sends/receives serial bytes over the TCP socket. Identity and Keepalive packets are NOT supported.</text:p>
        </text:list-item>
      </text:list>
      <text:h text:style-name="Heading_20_2" text:outline-level="2">Configuration File</text:h>
      <text:p text:style-name="Text_20_body">JSON format.</text:p>
      <text:p text:style-name="P9">{ </text:p>
      <text:p text:style-name="P9"><text:s text:c="2"/>"path": ["/dri", "/bin", "/microsoft"],</text:p>
      <text:p text:style-name="P9"><text:s text:c="2"/>"serial": [</text:p>
      <text:p text:style-name="P9"><text:s text:c="4"/>{ "port": "/dev/ttyAMA0", "baud": "9600" },</text:p>
      <text:p text:style-name="P9"><text:s text:c="4"/>{ "port": "/dev/ttyUSB0", "baud": "19200" }</text:p>
      <text:p text:style-name="P9"><text:s text:c="2"/>]</text:p>
      <text:p text:style-name="P9">}</text:p>
      <text:h text:style-name="Heading_20_1" text:outline-level="1">NDOS Protocol</text:h>
      <text:p text:style-name="Text_20_body">The NDOS Protocol is a request/response protocol where all requests are initiated by the client (CP/M machine). All messages are wrapped in the standard Envelope.</text:p>
      <text:h text:style-name="Heading_20_2" text:outline-level="2">Envelope</text:h>
      <text:p text:style-name="Text_20_body">All requests and responses are wrapped in a standard envelope.</text:p>
      <text:p text:style-name="Text_20_body"><text:tab/>|LEN|CMD|DATA ...|CHK|</text:p>
      <text:p text:style-name="Text_20_body">The LEN byte includes itself, the CMD byte, the CHK byte, and the length of the variable-length DATA field. Therefore, length(DATA) = LEN-3.</text:p>
      <text:p text:style-name="Text_20_body">CHK = 2's complement of sum bytes from LEN to byte preceeding CHK. The recipient loads its checksum accumulator with 0 at the beginning of a message and adds each byte received to the accumulator. Upon receiving the CHK byte from the transmitter, the checksum shall be 0. If the checksum is not 0, there was an error in transmission and the packet shall be dropped.</text:p>
      <text:h text:style-name="Heading_20_2" text:outline-level="2">Data</text:h>
      <text:h text:style-name="Heading_20_3" text:outline-level="3">Find First (02h)</text:h>
      <text:p text:style-name="Text_20_body">Find the first file matching the NAMEx8 and EXTx3 parameters. The FCBhi,FCBlo values are the actual address of the File Control Block on the client. The server uses this value to correlate the open files/directory on the server with the FCB in the client.</text:p>
      <text:p text:style-name="Text_20_body"><text:soft-page-break/>Request:</text:p>
      <text:p text:style-name="Text_20_body"><text:tab/>CMD: 02h</text:p>
      <text:p text:style-name="Text_20_body"><text:tab/>DATA: |FCBlo|FCBhi|NAMEx8|EXTx3|</text:p>
      <text:p text:style-name="Text_20_body">Response:</text:p>
      <text:p text:style-name="Text_20_body"><text:tab/>CMD: 03h</text:p>
      <text:p text:style-name="Text_20_body"><text:tab/>DATA: |FCBlo|FCBhi|Status=0|NAMEx8|EXTx3|EX|S1=0|S2|RC|</text:p>
      <text:p text:style-name="Text_20_body">Response for end of directory:</text:p>
      <text:p text:style-name="Text_20_body"><text:tab/>CMD: 03h</text:p>
      <text:p text:style-name="Text_20_body"><text:tab/>DATA: |FCBlo|FCBhi|Status=0FFh|</text:p>
      <text:p text:style-name="Text_20_body">The file size is returned in S2, EX, and RC as a count of 128-byte blocks, where:</text:p>
      <text:p text:style-name="Text_20_body"><text:tab/>S2=file size / 524288 <text:span text:style-name="T1">[0-15, 4 bits]</text:span></text:p>
      <text:p text:style-name="Text_20_body"><text:tab/>EX=(file size % 524288) / 16384 <text:span text:style-name="T1">[0-31, 5 bits]</text:span></text:p>
      <text:p text:style-name="Text_20_body"><text:tab/>RC=(file size % 16384) / 128 <text:span text:style-name="T1">[0-127, 7 bits]</text:span></text:p>
      <text:p text:style-name="Text_20_body">The maximum file size is 8MB (8388608 bytes) or 65536 128-byte blocks. NDOS populates the block allocation vector of the directory entry to indicate how many blocks of the last extent are allocated before returning to the caller. </text:p>
      <text:p text:style-name="Text_20_body">If a directory is matched, the name is truncated to 11 bytes and returned enclosed in '&lt;' and '&gt;' in Filename and Extension. The "&lt;.&gt;" is the current directory and "&lt;..&gt;" is the previous directory. Directory names are returned in their proper case while filenames are always returned in lower-case.</text:p>
      <text:p text:style-name="Text_20_body">If the file is read-only on the server, then the most-significant bit of the first EXT byte is set to 1. The system file type (most-significant bit of the second EXT byte) is not supported.</text:p>
      <text:h text:style-name="Heading_20_3" text:outline-level="3">Find Next (04h)</text:h>
      <text:p text:style-name="Text_20_body">Find the next file matching the search parameters specified in Find First.</text:p>
      <text:p text:style-name="Text_20_body">Request:</text:p>
      <text:p text:style-name="Text_20_body"><text:tab/>CMD: 04h</text:p>
      <text:p text:style-name="Text_20_body"><text:tab/>DATA: <text:s/>|FCBlo|FCBhi|</text:p>
      <text:p text:style-name="Text_20_body">Response:</text:p>
      <text:p text:style-name="Text_20_body"><text:tab/>CMD: 05h</text:p>
      <text:p text:style-name="Text_20_body"><text:tab/>DATA: Same as Find First</text:p>
      <text:h text:style-name="Heading_20_3" text:outline-level="3">Open File (06h)</text:h>
      <text:p text:style-name="Text_20_body">Open the named file on the server for reading and writing. If the file does not exist, an error is returned.</text:p>
      <text:p text:style-name="Text_20_body">Request:</text:p>
      <text:p text:style-name="Text_20_body"><text:tab/>CMD: 06h</text:p>
      <text:p text:style-name="Text_20_body"><text:tab/>DATA: <text:s/>|FCBlo|FCBhi|NAMEx8|EXTx3|</text:p>
      <text:p text:style-name="Text_20_body">Response:</text:p>
      <text:p text:style-name="Text_20_body"><text:soft-page-break/><text:tab/>CMD: 07h</text:p>
      <text:p text:style-name="Text_20_body"><text:tab/>DATA: |FCBlo|FCBhi|Status|</text:p>
      <text:p text:style-name="Text_20_body">Status=0 (success) or 0FFh (not found).</text:p>
      <text:h text:style-name="Heading_20_3" text:outline-level="3">Close File (08h)</text:h>
      <text:p text:style-name="Text_20_body">Close the file referenced by FBChi,FCBlo. </text:p>
      <text:p text:style-name="Text_20_body">Request:</text:p>
      <text:p text:style-name="Text_20_body"><text:tab/>CMD: 08h</text:p>
      <text:p text:style-name="Text_20_body"><text:tab/>DATA: |FCBlo|FCBhi|</text:p>
      <text:p text:style-name="Text_20_body">Response:</text:p>
      <text:p text:style-name="Text_20_body"><text:tab/>CMD: 09h</text:p>
      <text:p text:style-name="Text_20_body"><text:tab/>DATA: |FCBlo|FCBhi|Status|</text:p>
      <text:p text:style-name="Text_20_body">Status=0 (success) or 0FFh (error).</text:p>
      <text:h text:style-name="Heading_20_3" text:outline-level="3">Delete File (0ah)</text:h>
      <text:p text:style-name="Text_20_body">Delete the named file on the server.</text:p>
      <text:p text:style-name="Text_20_body">Request:</text:p>
      <text:p text:style-name="Text_20_body"><text:tab/>CMD: 0ah</text:p>
      <text:p text:style-name="Text_20_body"><text:tab/>DATA: <text:s/>|FCBlo|FCBhi|NAMEx8|EXTx3|</text:p>
      <text:p text:style-name="Text_20_body">Response:</text:p>
      <text:p text:style-name="Text_20_body"><text:tab/>CMD: 0bh</text:p>
      <text:p text:style-name="Text_20_body"><text:tab/>DATA: |FCBlo|FCBhi|Status|</text:p>
      <text:p text:style-name="Text_20_body">Status=0 (success) or 0FFh (not found/access denied/etc.).</text:p>
      <text:h text:style-name="Heading_20_3" text:outline-level="3">Read File (0ch)</text:h>
      <text:p text:style-name="Text_20_body">Read the 128-byte block of a previously opened file starting at the offset specified by Rechi,Reclo. If Rechi,Reclo is not specified, read the next 128-byte block. The last partial 128-byte block at the end of the file is automatically filled with CTRL-Z characters.</text:p>
      <text:p text:style-name="Text_20_body">Request:</text:p>
      <text:p text:style-name="Text_20_body"><text:tab/>CMD: 0ch</text:p>
      <text:p text:style-name="Text_20_body"><text:tab/>DATA: |FCBlo|FCBhi|[Reclo|Rechi|]</text:p>
      <text:p text:style-name="Text_20_body">Where Rechi,Reclo is the 128-byte record offset.</text:p>
      <text:p text:style-name="Text_20_body">Response:</text:p>
      <text:p text:style-name="Text_20_body"><text:tab/>CMD: 0dh</text:p>
      <text:p text:style-name="Text_20_body"><text:tab/>DATA: |FCBlo|FCBhi|Status|[Datax128|]</text:p>
      <text:p text:style-name="Text_20_body">Status=0 (success), 1 (end of file) or 0FFh (failure).</text:p>
      <text:p text:style-name="Text_20_body">Datax128 is not returned on failure.</text:p>
      <text:h text:style-name="Heading_20_3" text:outline-level="3"><text:soft-page-break/>Write File (0eh)</text:h>
      <text:p text:style-name="Text_20_body">Write the 128-byte block, Datax128, to a previously opened file at the location specified by Rechi,Reclo. If Rechi,Reclo is not specified, then write to the file at the current location.</text:p>
      <text:p text:style-name="Text_20_body">Request:</text:p>
      <text:p text:style-name="Text_20_body"><text:tab/>CMD: 0eh</text:p>
      <text:p text:style-name="Text_20_body"><text:tab/>DATA: <text:s/>|FCBlo|FCBhi|[Reclo|Rechi|]Datax128|</text:p>
      <text:p text:style-name="Text_20_body">Response:</text:p>
      <text:p text:style-name="Text_20_body"><text:tab/>CMD: 0fh</text:p>
      <text:p text:style-name="Text_20_body"><text:tab/>DATA: |FCBlo|FCBhi|Status|</text:p>
      <text:p text:style-name="Text_20_body">Status=0 (success), 5 (disk full) or 0FFh (failure).</text:p>
      <text:h text:style-name="Heading_20_3" text:outline-level="3">Create File (10h)</text:h>
      <text:p text:style-name="Text_20_body">Create the named file on the server for writing only. If the file already exists, it is truncated.</text:p>
      <text:p text:style-name="Text_20_body">Request:</text:p>
      <text:p text:style-name="Text_20_body"><text:tab/>CMD: 10h</text:p>
      <text:p text:style-name="Text_20_body"><text:tab/>DATA: |FCBlo|FCBhi|NAMEx8|EXTx3|</text:p>
      <text:p text:style-name="Text_20_body">Response:</text:p>
      <text:p text:style-name="Text_20_body"><text:tab/>CMD: 11h</text:p>
      <text:p text:style-name="Text_20_body"><text:tab/>DATA: |FCBlo|FCBhi|Status|</text:p>
      <text:p text:style-name="Text_20_body">Status=0 (success) or 0FFh (failure).</text:p>
      <text:h text:style-name="Heading_20_3" text:outline-level="3">Rename File (12h)</text:h>
      <text:p text:style-name="Text_20_body">Rename the old filename on the server to new filename. Only renames the first file found.</text:p>
      <text:p text:style-name="Text_20_body">Request:</text:p>
      <text:p text:style-name="Text_20_body"><text:tab/>CMD: 12h</text:p>
      <text:p text:style-name="Text_20_body"><text:tab/>DATA: |oldNAMEx8|oldEXTx3|newNAMEx8|newEXTx3|</text:p>
      <text:p text:style-name="Text_20_body">Response:</text:p>
      <text:p text:style-name="Text_20_body"><text:tab/>CMD: 13h</text:p>
      <text:p text:style-name="Text_20_body"><text:tab/>DATA: |FCBlo|FCBhi|Status|</text:p>
      <text:p text:style-name="Text_20_body">Status=0 (success) or 0FFh (failure).</text:p>
      <text:h text:style-name="Heading_20_3" text:outline-level="3">Change Dir (20h)</text:h>
      <text:p text:style-name="Text_20_body">Change the client's working directory on the server. Note that only lower-case directory names on the server are supported. </text:p>
      <text:p text:style-name="Text_20_body">Request:</text:p>
      <text:p text:style-name="Text_20_body"><text:tab/>CMD: 20h</text:p>
      <text:p text:style-name="Text_20_body"><text:tab/>DATA: |Pathv128|</text:p>
      <text:p text:style-name="Text_20_body">Response:</text:p>
      <text:p text:style-name="Text_20_body"><text:soft-page-break/><text:tab/>CMD: 21h</text:p>
      <text:p text:style-name="Text_20_body"><text:tab/>DATA: |Status|Pathv128|</text:p>
      <text:p text:style-name="Text_20_body">Status=0 (success) or 0ffh (failure). The client's current working directory is returned in the variable-length Pathv128 for success and failure.</text:p>
      <text:h text:style-name="Heading_20_3" text:outline-level="3">Make Dir (22h)</text:h>
      <text:p text:style-name="Text_20_body">Make a directory on the server. The server directory will be in lower case. </text:p>
      <text:p text:style-name="Text_20_body">Request:</text:p>
      <text:p text:style-name="Text_20_body"><text:tab/>CMD: 22h</text:p>
      <text:p text:style-name="Text_20_body"><text:tab/>DATA: |Pathv128|</text:p>
      <text:p text:style-name="Text_20_body">Response:</text:p>
      <text:p text:style-name="Text_20_body"><text:tab/>CMD: 23h</text:p>
      <text:p text:style-name="Text_20_body"><text:tab/>DATA: |Status|Errorv128|</text:p>
      <text:p text:style-name="Text_20_body">Status=0 (success) or 0ffh (failure). <text:s/>The variable-length error message, if any, is returned in Errorv128.</text:p>
      <text:h text:style-name="Heading_20_3" text:outline-level="3">Remove Dir (24h)</text:h>
      <text:p text:style-name="Text_20_body">Remove a directory on the server.</text:p>
      <text:p text:style-name="Text_20_body">Request:</text:p>
      <text:p text:style-name="Text_20_body"><text:tab/>CMD: 24h</text:p>
      <text:p text:style-name="Text_20_body"><text:tab/>DATA: |Pathv128|</text:p>
      <text:p text:style-name="Text_20_body">Response:</text:p>
      <text:p text:style-name="Text_20_body"><text:tab/>CMD: 25h</text:p>
      <text:p text:style-name="Text_20_body"><text:tab/>DATA: |Status|Errorv128|</text:p>
      <text:p text:style-name="Text_20_body">Status=0 (success) or 0ffh (failure). <text:s/>The variable-length error message, if any, is returned in Errorv128.</text:p>
      <text:h text:style-name="Heading_20_3" text:outline-level="3">Echo (30h)</text:h>
      <text:p text:style-name="Text_20_body">The server returns the variable-length message it receives.</text:p>
      <text:p text:style-name="Text_20_body">Request:</text:p>
      <text:p text:style-name="Text_20_body"><text:tab/>CMD: 30h</text:p>
      <text:p text:style-name="Text_20_body"><text:tab/>DATA: |Msgv128|</text:p>
      <text:p text:style-name="Text_20_body">Response:</text:p>
      <text:p text:style-name="Text_20_body"><text:tab/>CMD: 31h</text:p>
      <text:p text:style-name="Text_20_body"><text:tab/>DATA: |Msgv12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25M56S</meta:editing-duration>
    <meta:editing-cycles>18</meta:editing-cycles>
    <meta:generator>OpenOffice/4.1.1$Win32 OpenOffice.org_project/411m6$Build-9775</meta:generator>
    <dc:date>2020-05-29T19:51:00.75</dc:date>
    <dc:creator>Erik Petersen</dc:creator>
    <meta:document-statistic meta:table-count="1" meta:image-count="0" meta:object-count="0" meta:page-count="9" meta:paragraph-count="272" meta:word-count="2292" meta:character-count="13709"/>
    <meta:user-defined meta:name="Info 1"/>
    <meta:user-defined meta:name="Info 2"/>
    <meta:user-defined meta:name="Info 3"/>
    <meta:user-defined meta:name="Info 4"/>
  </office:meta>
</office:document-meta>
</file>